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6" style:family="table">
      <style:table-properties style:width="25.705cm" fo:margin-left="0.019cm" fo:margin-right="-0.025cm" table:align="margins" style:writing-mode="lr-tb"/>
    </style:style>
    <style:style style:name="Tableau6.A" style:family="table-column">
      <style:table-column-properties style:column-width="4.009cm" style:rel-column-width="10221*"/>
    </style:style>
    <style:style style:name="Tableau6.B" style:family="table-column">
      <style:table-column-properties style:column-width="3.886cm" style:rel-column-width="9906*"/>
    </style:style>
    <style:style style:name="Tableau6.C" style:family="table-column">
      <style:table-column-properties style:column-width="4.904cm" style:rel-column-width="12501*"/>
    </style:style>
    <style:style style:name="Tableau6.D" style:family="table-column">
      <style:table-column-properties style:column-width="5.39cm" style:rel-column-width="13742*"/>
    </style:style>
    <style:style style:name="Tableau6.E" style:family="table-column">
      <style:table-column-properties style:column-width="7.518cm" style:rel-column-width="19165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9.701cm" style:rel-column-width="24738*"/>
    </style:style>
    <style:style style:name="Tableau3.C" style:family="table-column">
      <style:table-column-properties style:column-width="1.7cm" style:rel-column-width="4336*"/>
    </style:style>
    <style:style style:name="Tableau3.D" style:family="table-column">
      <style:table-column-properties style:column-width="8.403cm" style:rel-column-width="2142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108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3.572cm"/>
    </style:style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207cm" style:rel-column-width="15828*"/>
    </style:style>
    <style:style style:name="Tableau1.B" style:family="table-column">
      <style:table-column-properties style:column-width="6.595cm" style:rel-column-width="16817*"/>
    </style:style>
    <style:style style:name="Tableau1.C" style:family="table-column">
      <style:table-column-properties style:column-width="6.391cm" style:rel-column-width="16296*"/>
    </style:style>
    <style:style style:name="Tableau1.D" style:family="table-column">
      <style:table-column-properties style:column-width="6.507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c27d99" officeooo:paragraph-rsid="00ba3f3d" style:font-size-asian="10.5pt"/>
    </style:style>
    <style:style style:name="P5" style:family="paragraph" style:parent-style-name="Standard">
      <style:text-properties style:font-name="Arial1" officeooo:rsid="00cb10ee" officeooo:paragraph-rsid="00adfaea"/>
    </style:style>
    <style:style style:name="P6" style:family="paragraph" style:parent-style-name="Standard">
      <style:text-properties style:font-name="Arial1" officeooo:rsid="00cb10ee" officeooo:paragraph-rsid="00cb10ee"/>
    </style:style>
    <style:style style:name="P7" style:family="paragraph" style:parent-style-name="Standard">
      <style:text-properties style:font-name="Arial1" officeooo:rsid="00ce3e49" officeooo:paragraph-rsid="00ce3e49"/>
    </style:style>
    <style:style style:name="P8" style:family="paragraph" style:parent-style-name="Table_20_Contents">
      <style:text-properties style:font-name="Arial" officeooo:rsid="0051829f" officeooo:paragraph-rsid="0051829f" style:font-size-asian="10.5pt"/>
    </style:style>
    <style:style style:name="P9" style:family="paragraph" style:parent-style-name="Table_20_Contents">
      <style:text-properties style:font-name="Arial" officeooo:rsid="0054d877" officeooo:paragraph-rsid="0054d877" style:font-size-asian="10.5pt"/>
    </style:style>
    <style:style style:name="P10" style:family="paragraph" style:parent-style-name="Table_20_Contents">
      <style:text-properties style:font-name="Arial" officeooo:rsid="0054d877" officeooo:paragraph-rsid="0055efe6" style:font-size-asian="10.5pt"/>
    </style:style>
    <style:style style:name="P11" style:family="paragraph" style:parent-style-name="Table_20_Contents">
      <style:text-properties style:font-name="Arial" officeooo:rsid="0054d877" officeooo:paragraph-rsid="006d278d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3" style:family="paragraph" style:parent-style-name="Table_20_Contents">
      <style:text-properties style:font-name="Arial" officeooo:rsid="0055efe6" officeooo:paragraph-rsid="0055efe6" style:font-size-asian="10.5pt"/>
    </style:style>
    <style:style style:name="P14" style:family="paragraph" style:parent-style-name="Table_20_Contents">
      <style:text-properties style:font-name="Arial" officeooo:rsid="0052f4ca" officeooo:paragraph-rsid="0052f4ca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6" style:family="paragraph" style:parent-style-name="Table_20_Contents">
      <style:text-properties style:font-name="Arial" officeooo:rsid="00953895" officeooo:paragraph-rsid="00953895" style:font-size-asian="10.5pt"/>
    </style:style>
    <style:style style:name="P17" style:family="paragraph" style:parent-style-name="Table_20_Contents">
      <style:text-properties style:font-name="Arial" officeooo:rsid="0097ced6" officeooo:paragraph-rsid="0097ced6" style:font-size-asian="10.5pt"/>
    </style:style>
    <style:style style:name="P18" style:family="paragraph" style:parent-style-name="Table_20_Contents">
      <style:text-properties style:font-name="Arial" officeooo:rsid="0098bc75" officeooo:paragraph-rsid="009985b5" style:font-size-asian="10.5pt"/>
    </style:style>
    <style:style style:name="P19" style:family="paragraph" style:parent-style-name="Table_20_Contents">
      <style:text-properties style:font-name="Arial" officeooo:rsid="00a0fdce" officeooo:paragraph-rsid="00a0fdce" style:font-size-asian="10.5pt"/>
    </style:style>
    <style:style style:name="P20" style:family="paragraph" style:parent-style-name="Table_20_Contents">
      <style:text-properties style:font-name="Arial" officeooo:rsid="00a2d370" officeooo:paragraph-rsid="00a2d370" style:font-size-asian="10.5pt"/>
    </style:style>
    <style:style style:name="P21" style:family="paragraph" style:parent-style-name="Table_20_Contents">
      <style:text-properties style:font-name="Arial" officeooo:rsid="009c99b7" officeooo:paragraph-rsid="00c1d8fe" style:font-size-asian="10.5pt"/>
    </style:style>
    <style:style style:name="P22" style:family="paragraph" style:parent-style-name="Table_20_Contents">
      <style:text-properties style:font-name="Arial" officeooo:rsid="00adfaea" officeooo:paragraph-rsid="00c1d8fe" style:font-size-asian="10.5pt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c1d8fe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c1d8fe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c1d8fe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c1d8fe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28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29" style:family="paragraph" style:parent-style-name="Text_20_body">
      <style:text-properties officeooo:rsid="00a83f06" officeooo:paragraph-rsid="00a83f06"/>
    </style:style>
    <style:style style:name="P30" style:family="paragraph" style:parent-style-name="Text_20_body">
      <style:text-properties officeooo:paragraph-rsid="00aa7dc8"/>
    </style:style>
    <style:style style:name="P31" style:family="paragraph" style:parent-style-name="Text_20_body">
      <style:text-properties officeooo:paragraph-rsid="005cfa2d"/>
    </style:style>
    <style:style style:name="P32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33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34" style:family="paragraph" style:parent-style-name="Text_20_body">
      <style:paragraph-properties fo:margin-top="0cm" fo:margin-bottom="0cm" loext:contextual-spacing="false"/>
      <style:text-properties officeooo:rsid="00a83f06" officeooo:paragraph-rsid="00a83f06"/>
    </style:style>
    <style:style style:name="P35" style:family="paragraph" style:parent-style-name="Text_20_body">
      <style:paragraph-properties fo:margin-top="0cm" fo:margin-bottom="0cm" loext:contextual-spacing="false"/>
      <style:text-properties officeooo:paragraph-rsid="00b922fc"/>
    </style:style>
    <style:style style:name="P36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cecfab"/>
    </style:style>
    <style:style style:name="P37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cfebe2"/>
    </style:style>
    <style:style style:name="P38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b08769" officeooo:paragraph-rsid="00c1d8fe"/>
    </style:style>
    <style:style style:name="P39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d50e1b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4bb778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6d278d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1" officeooo:rsid="0084fc79" officeooo:paragraph-rsid="0084fc79"/>
    </style:style>
    <style:style style:name="P43" style:family="paragraph" style:parent-style-name="Table_20_Contents">
      <style:paragraph-properties fo:text-align="center" style:justify-single-word="false"/>
      <style:text-properties style:font-name="Arial1" officeooo:rsid="00856c8c" officeooo:paragraph-rsid="00856c8c"/>
    </style:style>
    <style:style style:name="P44" style:family="paragraph" style:parent-style-name="Table_20_Contents">
      <style:paragraph-properties fo:text-align="center" style:justify-single-word="false"/>
      <style:text-properties style:font-name="Arial1" officeooo:rsid="00869080" officeooo:paragraph-rsid="00869080"/>
    </style:style>
    <style:style style:name="P45" style:family="paragraph" style:parent-style-name="Table_20_Contents">
      <style:paragraph-properties fo:text-align="center" style:justify-single-word="false"/>
      <style:text-properties style:font-name="Arial1" officeooo:rsid="00872645" officeooo:paragraph-rsid="00872645"/>
    </style:style>
    <style:style style:name="P46" style:family="paragraph" style:parent-style-name="Heading_20_1" style:list-style-name="Numbering_20_1"/>
    <style:style style:name="P47" style:family="paragraph" style:parent-style-name="Heading_20_1" style:list-style-name="Numbering_20_1">
      <style:text-properties officeooo:paragraph-rsid="00aa1d10"/>
    </style:style>
    <style:style style:name="P48" style:family="paragraph" style:parent-style-name="Heading_20_1" style:list-style-name="Numbering_20_1">
      <style:text-properties officeooo:paragraph-rsid="00b922fc"/>
    </style:style>
    <style:style style:name="P49" style:family="paragraph" style:parent-style-name="Heading_20_1">
      <style:text-properties style:font-name="Arial1" officeooo:rsid="00a83f06" officeooo:paragraph-rsid="00aa1d10"/>
    </style:style>
    <style:style style:name="P50" style:family="paragraph" style:parent-style-name="Heading_20_1" style:list-style-name="Numbering_20_1" style:master-page-name="">
      <loext:graphic-properties draw:fill="none"/>
      <style:paragraph-properties fo:margin-top="0.423cm" fo:margin-bottom="0.212cm" loext:contextual-spacing="false" style:page-number="auto" fo:keep-with-next="always"/>
      <style:text-properties officeooo:paragraph-rsid="00adfaea"/>
    </style:style>
    <style:style style:name="P51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52" style:family="paragraph" style:parent-style-name="Heading_20_1" style:list-style-name="Numbering_20_1">
      <style:paragraph-properties fo:break-before="page"/>
      <style:text-properties officeooo:paragraph-rsid="00c1d8fe"/>
    </style:style>
    <style:style style:name="P53" style:family="paragraph" style:parent-style-name="Text_20_body" style:list-style-name="Numbering_20_1">
      <style:paragraph-properties fo:text-align="start" style:justify-single-word="false"/>
      <style:text-properties style:font-name="Arial1" officeooo:rsid="0080dced" officeooo:paragraph-rsid="00d8d8ae"/>
    </style:style>
    <style:style style:name="P54" style:family="paragraph" style:parent-style-name="Text_20_body" style:list-style-name="Numbering_20_1">
      <style:paragraph-properties fo:text-align="start" style:justify-single-word="false"/>
      <style:text-properties style:font-name="Arial1" officeooo:rsid="00d8bd6c" officeooo:paragraph-rsid="00dac0f2"/>
    </style:style>
    <style:style style:name="P55" style:family="paragraph" style:parent-style-name="Text_20_body">
      <style:text-properties officeooo:paragraph-rsid="00aa1d10"/>
    </style:style>
    <style:style style:name="P56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style:writing-mode="page"/>
      <style:text-properties officeooo:rsid="005cfa2d" officeooo:paragraph-rsid="00826f41"/>
    </style:style>
    <style:style style:name="P57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826f41"/>
    </style:style>
    <style:style style:name="P58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cecfab"/>
    </style:style>
    <style:style style:name="P59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paragraph-rsid="00cfebe2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officeooo:rsid="00541b26"/>
    </style:style>
    <style:style style:name="T7" style:family="text">
      <style:text-properties officeooo:rsid="0055efe6"/>
    </style:style>
    <style:style style:name="T8" style:family="text">
      <style:text-properties officeooo:rsid="005adb1d"/>
    </style:style>
    <style:style style:name="T9" style:family="text">
      <style:text-properties officeooo:rsid="005c0f65"/>
    </style:style>
    <style:style style:name="T10" style:family="text">
      <style:text-properties officeooo:rsid="00614f72"/>
    </style:style>
    <style:style style:name="T11" style:family="text">
      <style:text-properties officeooo:rsid="0061d72b"/>
    </style:style>
    <style:style style:name="T12" style:family="text">
      <style:text-properties officeooo:rsid="00650dbb"/>
    </style:style>
    <style:style style:name="T13" style:family="text">
      <style:text-properties officeooo:rsid="006d278d"/>
    </style:style>
    <style:style style:name="T14" style:family="text">
      <style:text-properties officeooo:rsid="00730371"/>
    </style:style>
    <style:style style:name="T15" style:family="text">
      <style:text-properties officeooo:rsid="007d4de9"/>
    </style:style>
    <style:style style:name="T16" style:family="text">
      <style:text-properties officeooo:rsid="00826f41"/>
    </style:style>
    <style:style style:name="T17" style:family="text">
      <style:text-properties officeooo:rsid="00d324be"/>
    </style:style>
    <style:style style:name="T18" style:family="text">
      <style:text-properties officeooo:rsid="00d6ef99"/>
    </style:style>
    <style:style style:name="T19" style:family="text">
      <style:text-properties officeooo:rsid="00d813ca"/>
    </style:style>
    <style:style style:name="T20" style:family="text">
      <style:text-properties officeooo:rsid="00dac0f2"/>
    </style:style>
    <style:style style:name="T21" style:family="text">
      <style:text-properties officeooo:rsid="00cfebe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7">Plan de prévention simplifié</text:p>
      <text:p text:style-name="P28"/>
      <text:list xml:id="list6894879696783028220" text:style-name="Numbering_20_1">
        <text:list-header>
          <text:p text:style-name="P53"><text:span text:style-name="T18">Titre  : {titre_prevention} -</text:span> <text:span text:style-name="T19">{id}</text:span></text:p>
          <text:p text:style-name="P54">Raison : <text:span text:style-name="T20">{raison_du_plan_de_prevention}</text:span></text:p>
        </text:list-header>
        <text:list-item>
          <text:h text:style-name="P47" text:outline-level="1">Numéro<text:span text:style-name="T13">s</text:span> d’urgence</text:h>
        </text:list-item>
      </text:list>
      <text:p text:style-name="P5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0">Pompiers</text:p>
          </table:table-cell>
          <table:table-cell table:style-name="Tableau1.A1" office:value-type="string">
            <text:p text:style-name="P40">Police/Gendarmerie</text:p>
          </table:table-cell>
          <table:table-cell table:style-name="Tableau1.A1" office:value-type="string">
            <text:p text:style-name="P41">SAMU</text:p>
          </table:table-cell>
          <table:table-cell table:style-name="Tableau1.D1" office:value-type="string">
            <text:p text:style-name="P41">TOUTE URGENCE</text:p>
          </table:table-cell>
        </table:table-row>
        <table:table-row>
          <table:table-cell table:style-name="Tableau1.A2" office:value-type="string">
            <text:p text:style-name="P42">{pompier_number}</text:p>
          </table:table-cell>
          <table:table-cell table:style-name="Tableau1.A2" office:value-type="string">
            <text:p text:style-name="P43">{police_number}</text:p>
          </table:table-cell>
          <table:table-cell table:style-name="Tableau1.A2" office:value-type="string">
            <text:p text:style-name="P44">{samu_number}</text:p>
          </table:table-cell>
          <table:table-cell table:style-name="Tableau1.D2" office:value-type="string">
            <text:p text:style-name="P45">{emergency_number}</text:p>
          </table:table-cell>
        </table:table-row>
      </table:table>
      <text:h text:style-name="P49" text:outline-level="1" text:is-list-header="true"/>
      <text:list xml:id="list93338996465170" text:continue-numbering="true" text:style-name="Numbering_20_1">
        <text:list-item>
          <text:h text:style-name="P50" text:outline-level="1">Moyens <text:span text:style-name="T11">généraux </text:span>mis à disposition</text:h>
        </text:list-item>
      </text:list>
      <text:p text:style-name="P5"/>
      <text:p text:style-name="P7">{moyen_generaux_mis_disposition}</text:p>
      <text:p text:style-name="P6"/>
      <text:p text:style-name="P4"/>
      <text:list xml:id="list93339716510476" text:continue-numbering="true" text:style-name="Numbering_20_1">
        <text:list-item>
          <text:h text:style-name="P48" text:outline-level="1">Consignes Générales</text:h>
        </text:list-item>
      </text:list>
      <text:p text:style-name="P35"/>
      <text:p text:style-name="P34">{consigne_generale}</text:p>
      <text:list xml:id="list93339965455031" text:continue-numbering="true" text:style-name="Numbering_20_1">
        <text:list-item>
          <text:h text:style-name="P51" text:outline-level="1">Intervention</text:h>
        </text:list-item>
      </text:list>
      <text:p text:style-name="P31"/>
      <text:list xml:id="list7349206785476120577" text:style-name="L1">
        <text:list-item>
          <text:p text:style-name="P56"><text:span text:style-name="T17">D</text:span>ébut d’intervention : <text:span text:style-name="T15">{date_start_intervention_PPP}</text:span></text:p>
        </text:list-item>
        <text:list-item>
          <text:p text:style-name="P57"><text:span text:style-name="T17">F</text:span>in d’intervention : <text:span text:style-name="T16">{date_end_intervention_PPP}li</text:span></text:p>
        </text:list-item>
      </text:list>
      <text:p text:style-name="P3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24">IdRPP<text:note text:id="ftn1" text:note-class="footnote"><text:note-citation>1</text:note-citation><text:note-body><text:p text:style-name="P32">Identifiant unique du plan de prévention</text:p></text:note-body></text:note></text:p>
          </table:table-cell>
          <table:table-cell table:style-name="Tableau6.A1" office:value-type="string">
            <text:p text:style-name="P25">UT / GP / <text:span text:style-name="T12">Site</text:span><text:span text:style-name="T12"><text:note text:id="ftn2" text:note-class="footnote"><text:note-citation>2</text:note-citation><text:note-body><text:p text:style-name="P32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6.A1" office:value-type="string">
            <text:p text:style-name="P23">Description <text:span text:style-name="T10">des actions réalisées</text:span><text:span text:style-name="T10"><text:note text:id="ftn3" text:note-class="footnote"><text:note-citation>3</text:note-citation><text:note-body><text:p text:style-name="P32"><text:span text:style-name="T14">D</text:span>escription du risque ou de l’action réalisée</text:p></text:note-body></text:note></text:span></text:p>
          </table:table-cell>
          <table:table-cell table:style-name="Tableau6.A1" office:value-type="string">
            <text:p text:style-name="P26">Risque <text:span text:style-name="T12">engendré</text:span><text:span text:style-name="T12"><text:note text:id="ftn4" text:note-class="footnote"><text:note-citation>4</text:note-citation><text:note-body><text:p text:style-name="P32">La catégorie de risque selon la classification de l’inrs ED840.pdf</text:p></text:note-body></text:note></text:span></text:p>
          </table:table-cell>
          <table:table-cell table:style-name="Tableau6.E1" office:value-type="string">
            <text:p text:style-name="P23">Moyens de prévention<text:note text:id="ftn5" text:note-class="footnote"><text:note-citation>5</text:note-citation><text:note-body><text:p text:style-name="P33">les moyens de prévention mise en œuvre afin de limiter les risques</text:p></text:note-body></text:note></text:p>
          </table:table-cell>
        </table:table-row>
        <table:table-row>
          <table:table-cell table:style-name="Tableau6.A2" office:value-type="string">
            <text:p text:style-name="P22">[!-- BEGIN row.interventions --]{key_unique}</text:p>
          </table:table-cell>
          <table:table-cell table:style-name="Tableau6.B2" office:value-type="string">
            <text:p text:style-name="P22">{unite_travail}</text:p>
          </table:table-cell>
          <table:table-cell table:style-name="Tableau6.C2" office:value-type="string">
            <text:p text:style-name="P22">{action}</text:p>
          </table:table-cell>
          <table:table-cell table:style-name="Tableau6.D2" office:value-type="string">
            <text:p text:style-name="P21">{risk}</text:p>
          </table:table-cell>
          <table:table-cell table:style-name="Tableau6.E2" office:value-type="string">
            <text:p text:style-name="P22">{prevention}[!-- END row.interventions --]</text:p>
          </table:table-cell>
        </table:table-row>
      </table:table>
      <text:p text:style-name="P37"/>
      <text:p text:style-name="P59"><text:span text:style-name="T21">{interventions_info}</text:span></text:p>
      <text:list xml:id="list93340254953889" text:continue-list="list93339965455031" text:style-name="Numbering_20_1">
        <text:list-item>
          <text:h text:style-name="P52" text:outline-level="1">Informations <text:span text:style-name="T13">entreprise extérieure</text:span></text:h>
        </text:list-item>
      </text:list>
      <text:p text:style-name="P3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>Nom de l’<text:span text:style-name="T9">entreprise</text:span> <text:span text:style-name="T8">extérieure</text:span></text:p>
          </table:table-cell>
          <table:table-cell table:style-name="Tableau3.A1" office:value-type="string">
            <text:p text:style-name="P16">{society_title}</text:p>
          </table:table-cell>
          <table:table-cell table:style-name="Tableau3.A1" office:value-type="string">
            <text:p text:style-name="P8">Siret</text:p>
          </table:table-cell>
          <table:table-cell table:style-name="Tableau3.D1" office:value-type="string">
            <text:p text:style-name="P16">{society_siret_id}</text:p>
          </table:table-cell>
        </table:table-row>
        <table:table-row table:style-name="Tableau3.2">
          <table:table-cell table:style-name="Tableau3.A2" office:value-type="string">
            <text:p text:style-name="P14">Noms <text:span text:style-name="T6">des </text:span>Intervenants</text:p>
          </table:table-cell>
          <table:table-cell table:style-name="Tableau3.B2" table:number-columns-spanned="3" office:value-type="string">
            <text:p text:style-name="P18">[!-- BEGIN row.intervenants --]{name} {lastname} ({mail})[!-- END row.intervenants --]</text:p>
          </table:table-cell>
          <table:covered-table-cell/>
          <table:covered-table-cell/>
        </table:table-row>
      </table:table>
      <text:p text:style-name="P39"/>
      <text:p text:style-name="P39">{intervenants_info}</text:p>
      <text:p text:style-name="Text_20_body"/>
      <text:list xml:id="list93339910514397" text:continue-numbering="true" text:style-name="Numbering_20_1">
        <text:list-item>
          <text:h text:style-name="P46" text:outline-level="1">Signatures</text:h>
        </text:list-item>
      </text:list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><text:span text:style-name="T13">Responsable maîtrise</text:span> d’ouvrage</text:p>
          </table:table-cell>
          <table:table-cell table:style-name="Tableau4.C1" office:value-type="string">
            <text:p text:style-name="P15">Responsable entreprise extérieure</text:p>
          </table:table-cell>
        </table:table-row>
        <table:table-row>
          <table:table-cell table:style-name="Tableau4.A2" office:value-type="string">
            <text:p text:style-name="P9">Nom </text:p>
          </table:table-cell>
          <table:table-cell table:style-name="Tableau4.A2" office:value-type="string">
            <text:p text:style-name="P17">{maitre_oeuvre_lname}</text:p>
          </table:table-cell>
          <table:table-cell table:style-name="Tableau4.C2" office:value-type="string">
            <text:p text:style-name="P17">{intervenant_exterieur_lname}</text:p>
          </table:table-cell>
        </table:table-row>
        <table:table-row>
          <table:table-cell table:style-name="Tableau4.A2" office:value-type="string">
            <text:p text:style-name="P9">Prénom</text:p>
          </table:table-cell>
          <table:table-cell table:style-name="Tableau4.A2" office:value-type="string">
            <text:p text:style-name="P17">{maitre_oeuvre_fname}</text:p>
          </table:table-cell>
          <table:table-cell table:style-name="Tableau4.C2" office:value-type="string">
            <text:p text:style-name="P17">{intervenant_exterieur_fname}</text:p>
          </table:table-cell>
        </table:table-row>
        <table:table-row>
          <table:table-cell table:style-name="Tableau4.A2" office:value-type="string">
            <text:p text:style-name="P9">Portable</text:p>
          </table:table-cell>
          <table:table-cell table:style-name="Tableau4.A2" office:value-type="string">
            <text:p text:style-name="P17">{maitre_oeuvre_phone}</text:p>
          </table:table-cell>
          <table:table-cell table:style-name="Tableau4.C2" office:value-type="string">
            <text:p text:style-name="P17">{intervenant_exterieur_phone}</text:p>
          </table:table-cell>
        </table:table-row>
        <table:table-row table:style-name="Tableau4.5">
          <table:table-cell table:style-name="Tableau4.A2" office:value-type="string">
            <text:p text:style-name="P10"><text:span text:style-name="T7">Date et </text:span>Signature</text:p>
            <text:p text:style-name="P13"/>
          </table:table-cell>
          <table:table-cell table:style-name="Tableau4.A2" office:value-type="string">
            <text:p text:style-name="P17">Le {maitre_oeuvre_signature_date}, </text:p>
            <text:p text:style-name="P19">{maitre_oeuvre_signature}</text:p>
          </table:table-cell>
          <table:table-cell table:style-name="Tableau4.C2" office:value-type="string">
            <text:p text:style-name="P17">Le {intervenant_exterieur_signature_date},</text:p>
            <text:p text:style-name="P20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2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revention_securite.odt</text:file-name> <text:tab/>Version <text:span text:style-name="MT2">1.1.1-</text:span><text:span text:style-name="MT3">201</text:span><text:span text:style-name="MT4">9</text:span><text:span text:style-name="MT5">0</text:span><text:span text:style-name="MT6">801</text:span><text:span text:style-name="MT4"> </text:span>- Page : <text:s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9-11T09:33:38.558000000</dc:date>
    <meta:editing-duration>PT13H59M56S</meta:editing-duration>
    <meta:editing-cycles>209</meta:editing-cycles>
    <meta:generator>LibreOffice/5.0.1.2$Windows_x86 LibreOffice_project/81898c9f5c0d43f3473ba111d7b351050be20261</meta:generator>
    <meta:document-statistic meta:table-count="4" meta:image-count="1" meta:object-count="0" meta:page-count="3" meta:paragraph-count="62" meta:word-count="197" meta:character-count="1766" meta:non-whitespace-character-count="1625"/>
  </office:meta>
</office:document-meta>
</file>